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size-complex="14pt">
        <loext:char-complex-color loext:theme-type="dark1" loext:color-type="theme"/>
      </style:text-properties>
    </style:style>
    <style:style style:name="P2" style:family="paragraph" style:parent-style-name="Standard">
      <style:paragraph-properties fo:line-height="150%" fo:text-align="center" style:justify-single-word="false" fo:orphans="0" fo:widows="0"/>
    </style:style>
    <style:style style:name="P3" style:family="paragraph" style:parent-style-name="Standard">
      <style:paragraph-properties fo:line-height="150%" fo:text-align="justify" style:justify-single-word="false" fo:text-indent="0.4925in" style:auto-text-indent="false"/>
    </style:style>
    <style:style style:name="P4" style:family="paragraph" style:parent-style-name="Standard">
      <style:paragraph-properties fo:line-height="150%" fo:text-align="justify" style:justify-single-word="false" fo:text-indent="0.4925in" style:auto-text-indent="false"/>
      <style:text-properties officeooo:paragraph-rsid="0048a029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30e528"/>
    </style:style>
    <style:style style:name="P6" style:family="paragraph" style:parent-style-name="Standard">
      <style:paragraph-properties fo:line-height="150%" fo:text-align="end" style:justify-single-word="false"/>
      <style:text-properties officeooo:paragraph-rsid="0027584e"/>
    </style:style>
    <style:style style:name="P7" style:family="paragraph" style:parent-style-name="Standard">
      <style:paragraph-properties fo:line-height="150%" fo:text-align="center" style:justify-single-word="false" fo:orphans="0" fo:widows="0"/>
      <style:text-properties officeooo:rsid="001f97f7" officeooo:paragraph-rsid="001f97f7"/>
    </style:style>
    <style:style style:name="P8" style:family="paragraph" style:parent-style-name="Standard">
      <style:paragraph-properties fo:line-height="150%" fo:text-align="center" style:justify-single-word="false"/>
      <style:text-properties officeooo:rsid="0027584e" officeooo:paragraph-rsid="0027584e"/>
    </style:style>
    <style:style style:name="T1" style:family="text">
      <style:text-properties fo:color="#000000" loext:opacity="100%" fo:font-weight="bold" style:font-weight-asian="bold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size-complex="14pt">
        <loext:char-complex-color loext:theme-type="dark1" loext:color-type="theme"/>
      </style:text-properties>
    </style:style>
    <style:style style:name="T3" style:family="text">
      <style:text-properties fo:color="#000000" loext:opacity="100%" officeooo:rsid="001f97f7" style:font-size-complex="14pt">
        <loext:char-complex-color loext:theme-type="dark1" loext:color-type="theme"/>
      </style:text-properties>
    </style:style>
    <style:style style:name="T4" style:family="text">
      <style:text-properties fo:color="#000000" loext:opacity="100%" officeooo:rsid="0022d380" style:font-size-complex="14pt">
        <loext:char-complex-color loext:theme-type="dark1" loext:color-type="theme"/>
      </style:text-properties>
    </style:style>
    <style:style style:name="T5" style:family="text">
      <style:text-properties fo:color="#000000" loext:opacity="100%" officeooo:rsid="0027584e" style:font-size-complex="14pt">
        <loext:char-complex-color loext:theme-type="dark1" loext:color-type="theme"/>
      </style:text-properties>
    </style:style>
    <style:style style:name="T6" style:family="text">
      <style:text-properties fo:color="#000000" loext:opacity="100%" officeooo:rsid="002efbcf" style:font-size-complex="14pt">
        <loext:char-complex-color loext:theme-type="dark1" loext:color-type="theme"/>
      </style:text-properties>
    </style:style>
    <style:style style:name="T7" style:family="text">
      <style:text-properties fo:color="#000000" loext:opacity="100%" officeooo:rsid="003c24b5" style:font-size-complex="14pt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406d0d" style:font-size-complex="14pt">
        <loext:char-complex-color loext:theme-type="dark1" loext:color-type="theme"/>
      </style:text-properties>
    </style:style>
    <style:style style:name="T9" style:family="text">
      <style:text-properties fo:color="#000000" loext:opacity="100%" officeooo:rsid="00466e3d" style:font-size-complex="14pt">
        <loext:char-complex-color loext:theme-type="dark1" loext:color-type="theme"/>
      </style:text-properties>
    </style:style>
    <style:style style:name="T10" style:family="text">
      <style:text-properties fo:color="#000000" loext:opacity="100%" officeooo:rsid="0046cd81" style:font-size-complex="14pt">
        <loext:char-complex-color loext:theme-type="dark1" loext:color-type="theme"/>
      </style:text-properties>
    </style:style>
    <style:style style:name="T11" style:family="text">
      <style:text-properties fo:color="#000000" loext:opacity="100%" officeooo:rsid="00494dc3" style:font-size-complex="14pt">
        <loext:char-complex-color loext:theme-type="dark1" loext:color-type="theme"/>
      </style:text-properties>
    </style:style>
    <style:style style:name="T12" style:family="text">
      <style:text-properties fo:color="#000000" loext:opacity="100%" fo:background-color="#ffffff" loext:char-shading-value="0">
        <loext:char-complex-color loext:theme-type="dark1" loext:color-type="theme"/>
      </style:text-properties>
    </style:style>
    <style:style style:name="T13" style:family="text">
      <style:text-properties fo:color="#000000" loext:opacity="100%" officeooo:rsid="003df933" fo:background-color="#ffffff" loext:char-shading-value="0" style:font-size-complex="14pt">
        <loext:char-complex-color loext:theme-type="dark1" loext:color-type="theme"/>
      </style:text-properties>
    </style:style>
    <style:style style:name="T14" style:family="text">
      <style:text-properties fo:color="#000000" loext:opacity="100%" fo:font-size="16pt" style:font-size-asian="16pt" style:font-size-complex="14pt">
        <loext:char-complex-color loext:theme-type="dark1" loext:color-type="theme"/>
      </style:text-properties>
    </style:style>
    <style:style style:name="T15" style:family="text">
      <style:text-properties fo:color="#000000" loext:opacity="100%" style:text-underline-style="solid" style:text-underline-width="auto" style:text-underline-color="font-color" officeooo:rsid="001f97f7" style:font-size-complex="14pt">
        <loext:char-complex-color loext:theme-type="dark1" loext:color-type="theme"/>
      </style:text-properties>
    </style:style>
    <style:style style:name="T16" style:family="text">
      <style:text-properties fo:color="#000000" loext:opacity="100%" fo:font-size="11pt" style:font-size-asian="11pt" style:font-size-complex="11pt">
        <loext:char-complex-color loext:theme-type="dark1" loext:color-type="theme"/>
      </style:text-properties>
    </style:style>
    <style:style style:name="T17" style:family="text">
      <style:text-properties fo:color="#000000" loext:opacity="100%" fo:font-size="13.5pt" style:font-size-asian="13.5pt" style:font-size-complex="13.5pt"/>
    </style:style>
    <style:style style:name="T18" style:family="text">
      <style:text-properties fo:color="#000000" loext:opacity="100%" style:font-size-complex="14pt"/>
    </style:style>
    <style:style style:name="T19" style:family="text">
      <style:text-properties fo:color="#000000" loext:opacity="100%" officeooo:rsid="001f97f7" style:font-size-complex="14pt"/>
    </style:style>
    <style:style style:name="T20" style:family="text">
      <style:text-properties fo:color="#000000" loext:opacity="100%" officeooo:rsid="0020ec32" style:font-size-complex="14pt"/>
    </style:style>
    <style:style style:name="T21" style:family="text">
      <style:text-properties fo:color="#000000" loext:opacity="100%" officeooo:rsid="004ae7cd" style:font-size-complex="14pt"/>
    </style:style>
    <style:style style:name="T22" style:family="text">
      <style:text-properties fo:color="#000000" loext:opacity="100%" style:font-size-complex="13.5pt"/>
    </style:style>
    <style:style style:name="T23" style:family="text">
      <style:text-properties fo:color="#000000" loext:opacity="100%" officeooo:rsid="001f97f7" style:font-size-complex="13.5pt"/>
    </style:style>
    <style:style style:name="T24" style:family="text">
      <style:text-properties fo:color="#000000" loext:opacity="100%" officeooo:rsid="0048dd4e" style:font-size-complex="13.5pt"/>
    </style:style>
    <style:style style:name="T25" style:family="text">
      <style:text-properties fo:color="#000000" loext:opacity="100%" style:text-underline-style="solid" style:text-underline-width="auto" style:text-underline-color="font-color" officeooo:rsid="001f97f7" style:font-size-complex="13.5pt"/>
    </style:style>
    <style:style style:name="T26" style:family="text">
      <style:text-properties fo:color="#000000" loext:opacity="100%" officeooo:rsid="00494dc3" fo:background-color="#ffffff" loext:char-shading-value="0" style:font-size-complex="13.5pt"/>
    </style:style>
    <style:style style:name="T27" style:family="text">
      <style:text-properties fo:color="#000000" loext:opacity="100%" officeooo:rsid="004dcc27" fo:background-color="#ffffff" loext:char-shading-value="0" style:font-size-complex="13.5pt"/>
    </style:style>
    <style:style style:name="T28" style:family="text">
      <style:text-properties fo:color="#000000" loext:opacity="100%" officeooo:rsid="005622a5" fo:background-color="#ffffff" loext:char-shading-value="0" style:font-size-complex="13.5pt"/>
    </style:style>
    <style:style style:name="T29" style:family="text">
      <style:text-properties style:language-asian="ru" style:country-asian="RU" style:font-size-complex="14pt" style:font-weight-complex="bold"/>
    </style:style>
    <style:style style:name="T30" style:family="text">
      <style:text-properties officeooo:rsid="0022d380" style:language-asian="ru" style:country-asian="RU" style:font-size-complex="14pt" style:font-weight-complex="bold"/>
    </style:style>
    <style:style style:name="T31" style:family="text">
      <style:text-properties officeooo:rsid="00406d0d" style:language-asian="ru" style:country-asian="RU" style:font-size-complex="14pt" style:font-weight-complex="bold"/>
    </style:style>
    <style:style style:name="T32" style:family="text">
      <style:text-properties officeooo:rsid="00434a9a" style:language-asian="ru" style:country-asian="RU" style:font-size-complex="14pt" style:font-weight-complex="bold"/>
    </style:style>
    <style:style style:name="T33" style:family="text">
      <style:text-properties officeooo:rsid="004365d5" style:language-asian="ru" style:country-asian="RU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ХАРАКТЕРИСТИКА</text:span><text:span text:style-name="T1"/></text:p>
      <text:p text:style-name="P2" loext:marker-style-name="T2"><text:span text:style-name="T2">о прохождении </text:span><text:span text:style-name="T9">проектно-технологической</text:span><text:span text:style-name="T2"> практики студента </text:span><text:span text:style-name="T7">4</text:span><text:span text:style-name="T2">-го курса ЛГТУ</text:span></text:p>
      <text:p text:style-name="P2" loext:marker-style-name="T2"><text:span text:style-name="T2">направления</text:span><text:span text:style-name="T2"/></text:p>
      <text:p text:style-name="P2" loext:marker-style-name="T2"><text:span text:style-name="T2"><text:s/>«</text:span><text:span text:style-name="T4">Информатика и вычислительная техника</text:span><text:span text:style-name="T2">»</text:span></text:p>
      <text:p text:style-name="P7" loext:marker-style-name="T2"><text:span text:style-name="T2">Станиславчука Сергея Михайловича</text:span></text:p>
      <text:p text:style-name="P3" loext:marker-style-name="T2"><text:span text:style-name="T2">В период с </text:span><text:span text:style-name="T3">01</text:span><text:span text:style-name="T2">.0</text:span><text:span text:style-name="T8">9</text:span><text:span text:style-name="T2">.202</text:span><text:span text:style-name="T3">4</text:span><text:span text:style-name="T2"> г. по </text:span><text:span text:style-name="T3">20</text:span><text:span text:style-name="T2">.</text:span><text:span text:style-name="T8">12</text:span><text:span text:style-name="T2">.202</text:span><text:span text:style-name="T3">4</text:span><text:span text:style-name="T2"> г. </text:span><text:span text:style-name="T3">Станиславчук</text:span><text:span text:style-name="T2"> </text:span><text:span text:style-name="T3">С</text:span><text:span text:style-name="T2">.</text:span><text:span text:style-name="T3">М</text:span><text:span text:style-name="T2">. проходил </text:span><text:span text:style-name="T10">проектно-технологическую</text:span><text:span text:style-name="T2"> практику в </text:span><text:span text:style-name="T12">ООО </text:span><text:span text:style-name="T2">«</text:span><text:span text:style-name="T13">ОНСОФТ</text:span><text:span text:style-name="T2">»</text:span><text:span text:style-name="T12"> </text:span><text:span text:style-name="T17">в </text:span><text:span text:style-name="T18">отделе </text:span><text:span text:style-name="T19">разработки </text:span><text:span text:style-name="T21">ритейл решений</text:span><text:span text:style-name="T18">, стажируясь в </text:span><text:span text:style-name="T20">качестве практиканта</text:span><text:span text:style-name="T2">.</text:span></text:p>
      <text:p text:style-name="P3" loext:marker-style-name="T2"><text:span text:style-name="T30">Во </text:span><text:span text:style-name="T29">время прохождения практики </text:span><text:span text:style-name="T30">Станиславчук</text:span><text:span text:style-name="T29"> </text:span><text:span text:style-name="T30">С</text:span><text:span text:style-name="T29">.</text:span><text:span text:style-name="T30">М</text:span><text:span text:style-name="T29">. ознакомился с языком </text:span><text:span text:style-name="T31">C#</text:span><text:span text:style-name="T29"> </text:span><text:span text:style-name="T33">и паттерном проектирования архитектуры приложения MVVM </text:span><text:span text:style-name="T29">посредством написания программы, работал с </text:span><text:span text:style-name="T32">Git</text:span><text:span text:style-name="T29"> и <text:s/>фреймворком </text:span><text:span text:style-name="T32">Avalonia</text:span><text:span text:style-name="T29">.</text:span></text:p>
      <text:p text:style-name="P3" loext:marker-style-name="T14"><text:span text:style-name="T2">Проявил себя ответственным добросовестным студентом, умеющим применять на практике полученные за время обучения знания и навыки по анализированию, обработке информации с помощью соответствующих пакетов прикладных программ. </text:span><text:span text:style-name="T22">Все задания выполнял самостоятельно и в установленный срок. Нарушений правил внутреннего распорядка и дисциплины не допускал.</text:span></text:p>
      <text:p text:style-name="P4" loext:marker-style-name="T2"><text:span text:style-name="T2">По итогам </text:span><text:span text:style-name="T9">проектно-технологической</text:span><text:span text:style-name="T2"> практики заслуживает положительной оценки.</text:span><text:bookmark text:name="_GoBack"/></text:p>
      <text:p text:style-name="P5" loext:marker-style-name="T12"><text:span text:style-name="T2"><text:tab/></text:span><text:span text:style-name="T28">Теоретический уровень подготовки студента и качество выполняемой им работы можно оценить на «__/__»</text:span><text:span text:style-name="T26">.</text:span></text:p>
      <text:p text:style-name="P6" loext:marker-style-name="T12"><text:span text:style-name="T11">Кретов</text:span><text:span text:style-name="T2"> </text:span><text:span text:style-name="T6">А</text:span><text:span text:style-name="T2">.</text:span><text:span text:style-name="T11">Н</text:span><text:span text:style-name="T2">. </text:span></text:p>
      <text:p text:style-name="P6" loext:marker-style-name="T12"><text:span text:style-name="T2"/></text:p>
      <text:p text:style-name="P6" loext:marker-style-name="T12"><text:span text:style-name="T23"><text:s/></text:span><text:span text:style-name="T25"><text:s text:c="5"/></text:span><text:span text:style-name="T15"><text:s text:c="19"/></text:span><text:span text:style-name="T5">__</text:span></text:p>
      <text:p text:style-name="P8" loext:marker-style-name="T12"><text:span text:style-name="T2"><text:s text:c="106"/></text:span><text:span text:style-name="T16">подпись, дата</text:span></text:p>
      <text:p text:style-name="P1"><text:s text:c="58"/><text:tab/><text:tab/><text:tab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7874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urney</meta:initial-creator>
    <meta:editing-cycles>55</meta:editing-cycles>
    <meta:creation-date>2022-12-14T15:53:00</meta:creation-date>
    <dc:date>2024-12-16T22:53:49.910744159</dc:date>
    <meta:editing-duration>PT3H32M10S</meta:editing-duration>
    <meta:generator>LibreOffice/24.2.6.2$Linux_X86_64 LibreOffice_project/420$Build-2</meta:generator>
    <meta:print-date>2024-07-16T15:05:58.807523640</meta:print-date>
    <meta:document-statistic meta:table-count="0" meta:image-count="0" meta:object-count="0" meta:page-count="1" meta:paragraph-count="14" meta:word-count="134" meta:character-count="1300" meta:non-whitespace-character-count="982"/>
    <meta:user-defined meta:name="AppVersion">16.0000</meta:user-defined>
    <meta:user-defined meta:name="Company">Home</meta:user-defined>
    <meta:template xlink:type="simple" xlink:actuate="onRequest" xlink:title="Normal.dotm" xlink:href=""/>
  </office:meta>
</office:document-meta>
</file>